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64000001E4F743DAF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ff0000" draw:marker-start-width="0.425cm" draw:marker-end-width="0.42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527cm" svg:height="17.073cm" svg:x="8.736cm" svg:y="6.313cm">
          <draw:image xlink:href="Pictures/1000000000000064000001E4F743DAFA.png" xlink:type="simple" xlink:show="embed" xlink:actuate="onLoad">
            <text:p/>
          </draw:image>
        </draw:frame>
        <draw:custom-shape draw:style-name="gr2" draw:text-style-name="P1" draw:layer="layout" svg:width="2.9cm" svg:height="1.8cm" svg:x="9.1cm" svg:y="12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16T17:59:23</dc:date>
    <dc:creator>Rakhi </dc:creator>
    <meta:generator>LibreOffice/3.5$Linux_x86 LibreOffice_project/350m1$Build-202</meta:generator>
    <meta:document-statistic meta:object-count="2"/>
  </office:meta>
</office:document-meta>
</file>